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4a443"/>
    </style:style>
    <style:style style:name="T17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0" style:family="text">
      <style:text-properties officeooo:rsid="038d9d4d"/>
    </style:style>
    <style:style style:name="T181" style:family="text">
      <style:text-properties officeooo:rsid="038dd9cf"/>
    </style:style>
    <style:style style:name="T182" style:family="text">
      <style:text-properties officeooo:rsid="0025668c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5" style:family="text">
      <style:text-properties fo:font-weight="normal" officeooo:rsid="01e97238" style:font-weight-asian="normal" style:font-weight-complex="normal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officeooo:rsid="00bb3130"/>
    </style:style>
    <style:style style:name="T191" style:family="text">
      <style:text-properties officeooo:rsid="00bc8fae"/>
    </style:style>
    <style:style style:name="T192" style:family="text">
      <style:text-properties officeooo:rsid="021c40b7"/>
    </style:style>
    <style:style style:name="T193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4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Frequency of scans won’t be fixed; it will instead be performed when there have not been any active rescue operations for at least 30 minutes, </text:span><text:span text:style-name="T174">or, in case of high demand, once a week</text:span><text:span text:style-name="T171">(?)</text:span><text:span text:style-name="T174"> </text:span><text:span text:style-name="T171">(find source)</text:span><text:span text:style-name="T174"> and only when usage is relatively low.</text:span></text:p>
      <text:p text:style-name="P54"/>
      <text:p text:style-name="P54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/>
      <text:p text:style-name="P58"/>
      <text:p text:style-name="P58"/>
      <text:p text:style-name="P59"/>
      <text:p text:style-name="P24"><text:soft-page-break/></text:p>
      <text:p text:style-name="P24"/>
      <text:list text:style-name="WWNum5">
        <text:list-item text:start-value="1">
          <text:p text:style-name="P60"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4"/>
      <text:p text:style-name="P62">References</text:p>
      <text:p text:style-name="P63"><text:span text:style-name="Strong_20_Emphasis"><text:span text:style-name="T175">GD</text:span></text:span><text:span text:style-name="Strong_20_Emphasis"><text:span text:style-name="T176">P</text:span></text:span><text:span text:style-name="Strong_20_Emphasis"><text:span text:style-name="T175">R</text:span></text:span><text:span text:style-name="T177"> (</text:span>2018<text:span text:style-name="T177">) </text:span><text:span text:style-name="Emphasis"><text:span text:style-name="T177">General Data Protection Regulation.</text:span></text:span><text:span text:style-name="T177"> Available at: </text:span><text:a xlink:type="simple" xlink:href="https://gdpr-info.eu/" text:style-name="Internet_20_link" text:visited-style-name="Visited_20_Internet_20_Link"><text:span text:style-name="T177">https://gdpr-info.eu/</text:span></text:a><text:span text:style-name="T177"> (</text:span><text:span text:style-name="T178">Accessed: </text:span><text:span text:style-name="T179">5 </text:span><text:span text:style-name="T178"><text:s/></text:span><text:span text:style-name="T179">May</text:span><text:span text:style-name="T178"> 2026</text:span><text:span text:style-name="T177">).</text:span></text:p>
      <text:p text:style-name="P64"><text:span text:style-name="Strong_20_Emphasis">Data Protection Act 2018</text:span> (2018) <text:span text:style-name="Emphasis">c.12.</text:span> London: The Stationery Office. <text:span text:style-name="T180">Available at: </text:span><text:a xlink:type="simple" xlink:href="https://www.legislation.gov.uk/ukpga/2018/12" text:style-name="Internet_20_link" text:visited-style-name="Visited_20_Internet_20_Link"><text:span text:style-name="T180">https://www.legislation.gov.uk/ukpga/2018/12</text:span></text:a><text:span text:style-name="T180"> </text:span><text:span text:style-name="T181">(Accessed: </text:span><text:span text:style-name="T182">5 May</text:span><text:span text:style-name="T181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1">Accessed: </text:span><text:span text:style-name="T182">5</text:span><text:span text:style-name="T181"> </text:span><text:span text:style-name="T182">May</text:span><text:span text:style-name="T181"> 2026</text:span>).</text:p>
      <text:p text:style-name="P66">National Cyber Security Centre <text:span text:style-name="T183">(2021) </text:span><text:span text:style-name="T184">Top tips for staying secure online.</text:span><text:span text:style-name="T18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3">https://www.ncsc.gov.uk/collection/top-tips-for-staying-secure-online/always-back-up-your-most-important-data#section_3</text:span></text:a><text:span text:style-name="T183"> (Accessed 5 May 2026).</text:span></text:p>
      <text:p text:style-name="P67">National Cyber Security Centre <text:span text:style-name="T183">(2024) </text:span><text:span text:style-name="T184">Vulnerability management</text:span><text:span text:style-name="T183">. Available at: </text:span><text:a xlink:type="simple" xlink:href="https://www.ncsc.gov.uk/collection/vulnerability-management" text:style-name="Internet_20_link" text:visited-style-name="Visited_20_Internet_20_Link"><text:span text:style-name="T183">https://www.ncsc.gov.uk/collection/vulnerability-management</text:span></text:a><text:span text:style-name="T183"> </text:span><text:span text:style-name="T185">(Accessed: 6 May 2026).</text:span></text:p>
      <text:p text:style-name="P68"><text:span text:style-name="T18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83">(n.d.) </text:span><text:span text:style-name="T184">Debugging Software with a Rubber Ducky. </text:span><text:span text:style-name="T187">Available at: </text:span><text:a xlink:type="simple" xlink:href="https://rubberduckdebugging.com/" text:style-name="Internet_20_link" text:visited-style-name="Visited_20_Internet_20_Link"><text:span text:style-name="T187">https://rubberduckdebugging.com/</text:span></text:a><text:span text:style-name="T187"> (Accessed: 5 May 2026)</text:span></text:p>
      <text:p text:style-name="P70"><text:span text:style-name="T188">Luka Netzler, Brian Lovell</text:span><text:span text:style-name="T18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83">(2025) </text:span><text:span text:style-name="T184">Stable cognitive performance while adapting to intermittent fasting: A randomised controlled trial</text:span><text:span text:style-name="T187">. Available at: </text:span><text:a xlink:type="simple" xlink:href="https://journals.sagepub.com/doi/10.1177/13591053251351204" text:style-name="Internet_20_link" text:visited-style-name="Visited_20_Internet_20_Link"><text:span text:style-name="T187">https://journals.sagepub.com/doi/10.1177/13591053251351204</text:span></text:a><text:span text:style-name="T187"> (Accessed: 5 May 2026).</text:span></text:p>
      <text:p text:style-name="P72"><text:span text:style-name="Strong_20_Emphasis">Information Commissioner’s Office (ICO)</text:span> (2024<text:span text:style-name="T190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1">Accessed: </text:span><text:span text:style-name="T191">5 May </text:span><text:span text:style-name="T181">2026</text:span>).</text:p>
      <text:p text:style-name="P73">Dominik H Pesta, Varman T Samuel <text:span text:style-name="T183">(2014) </text:span><text:span text:style-name="T184">A high-protein diet for reducing body fat: mechanisms and possible caveats.</text:span><text:span text:style-name="T183"> Available at: </text:span><text:a xlink:type="simple" xlink:href="https://link.springer.com/article/10.1186/1743-7075-11-53" text:style-name="Internet_20_link" text:visited-style-name="Visited_20_Internet_20_Link"><text:span text:style-name="T183">https://link.springer.com/article/10.1186/1743-7075-11-53</text:span></text:a><text:span text:style-name="T183"> (Accessed: 5 May 2026).</text:span></text:p>
      <text:p text:style-name="P74"/>
      <text:p text:style-name="P75">Craig A. Williamson, Jari J. Morganti, Hannah E. Smithson <text:span text:style-name="T183">(2023) </text:span><text:span text:style-name="T184">Bright-light distractions and visual performance</text:span><text:span text:style-name="T18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3">https://www.frontiersin.org/journals/psychology/articles/10.3389/fpsyg.2023.1088975/full</text:span></text:a><text:span text:style-name="T183"> (Accessed: 5 May 2026).</text:span></text:p>
      <text:p text:style-name="P76"/>
      <text:p text:style-name="P77">Ning Ding, Daniel Wagner, Xiaomeng Chen, Abhinav Pathak, Y. Charlie Hu, Andrew Rice <text:span text:style-name="T183">(2013) </text:span><text:span text:style-name="T184">Characterizing and modeling the impact of wireless signal strength on smartphone battery drain. </text:span><text:span text:style-name="T187">Available at: </text:span><text:a xlink:type="simple" xlink:href="https://dl.acm.org/doi/10.1145/2494232.2466586" text:style-name="Internet_20_link" text:visited-style-name="Visited_20_Internet_20_Link"><text:span text:style-name="T187">https://dl.acm.org/doi/10.1145/2494232.2466586</text:span></text:a><text:span text:style-name="T187"> (Accessed: 5 May 2026)</text:span></text:p>
      <text:p text:style-name="P78"/>
      <text:p text:style-name="P79">The Postman Team <text:span text:style-name="T183">(2025) </text:span><text:span text:style-name="T184">What are HTTP status codes? Complete Guide for API Developers</text:span><text:span text:style-name="T183">. Available at: </text:span><text:a xlink:type="simple" xlink:href="https://blog.postman.com/what-are-http-status-codes/" text:style-name="Internet_20_link" text:visited-style-name="Visited_20_Internet_20_Link"><text:span text:style-name="T183">https://blog.postman.com/what-are-http-status-codes/</text:span></text:a><text:span text:style-name="T183"> (Accessed: 6 May 2026)</text:span></text:p>
      <text:p text:style-name="P80"/>
      <text:p text:style-name="P81">Ubuntu <text:span text:style-name="T183">(n.d.) </text:span><text:span text:style-name="T184">Vulnerability management tools in Ubuntu.</text:span><text:span text:style-name="T187"> Available at: </text:span><text:a xlink:type="simple" xlink:href="https://ubuntu.com/security/vulnerability-management" text:style-name="Internet_20_link" text:visited-style-name="Visited_20_Internet_20_Link"><text:span text:style-name="T187">https://ubuntu.com/security/vulnerability-management</text:span></text:a><text:span text:style-name="T187"> (Accessed: 6 May 2026)</text:span></text:p>
      <text:p text:style-name="P82"/>
      <text:p text:style-name="P83">Trevor Atkins <text:span text:style-name="T183">(2002) </text:span><text:span text:style-name="T184">Create a Lightweight Testing Framework. </text:span><text:span text:style-name="T183">Available at: </text:span><text:a xlink:type="simple" xlink:href="https://thinktesting.com/articles/a-lightweight-testing-framework/" text:style-name="Internet_20_link" text:visited-style-name="Visited_20_Internet_20_Link"><text:span text:style-name="T183">https://thinktesting.com/articles/a-lightweight-testing-framework/</text:span></text:a><text:span text:style-name="T183"> (Accessed: 6 May 2026)</text:span></text:p>
      <text:p text:style-name="P84"/>
      <text:p text:style-name="P85">CESG <text:span text:style-name="T183">(2014) </text:span><text:span text:style-name="T184">Implementing the cloud security principles. </text:span><text:span text:style-name="T183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3">https://www.gov.uk/government/publications/implementing-the-cloud-security-principles/implementing-the-cloud-security-principles</text:span></text:a><text:span text:style-name="T183"> (Accessed: 6 May 2026)</text:span></text:p>
      <text:p text:style-name="P86"/>
      <text:p text:style-name="P86"/>
      <text:p text:style-name="P87"><text:span text:style-name="T186">Dirk Merkel</text:span> (<text:span text:style-name="T192">2014</text:span>) <text:span text:style-name="T3">Docker: Lightweight Linux Containers for Consistent Development and</text:span></text:p>
      <text:p text:style-name="P88">Deployment. <text:span text:style-name="T189">Available at: </text:span><text:a xlink:type="simple" xlink:href="https://www.seltzer.com/margo/teaching/CS508.19/papers/merkel14.pdf" text:style-name="Internet_20_link" text:visited-style-name="Visited_20_Internet_20_Link"><text:span text:style-name="T189">https://www.seltzer.com/margo/teaching/CS508.19/papers/merkel14.pdf</text:span></text:a><text:span text:style-name="T189"> (Accessed: 6 May 2026)</text:span></text:p>
      <text:p text:style-name="P87"/>
      <text:p text:style-name="P89">Orca <text:span text:style-name="T183">(n.d.) </text:span><text:span text:style-name="T184">Patch Management. </text:span><text:span text:style-name="T183">Available at: </text:span><text:a xlink:type="simple" xlink:href="https://orca.security/glossary/patch-management/" text:style-name="Internet_20_link" text:visited-style-name="Visited_20_Internet_20_Link"><text:span text:style-name="T183">https://orca.security/glossary/patch-management/</text:span></text:a><text:span text:style-name="T183"> (Accessed: 6 May 2026)</text:span></text:p>
      <text:p text:style-name="P90"/>
      <text:p text:style-name="P91">Mak Ulac <text:span text:style-name="T183">(2026)</text:span><text:span text:style-name="T184"> </text:span><text:span text:style-name="T193">Top Linux Vulnerability Scanners in 2026: A Guide to Open-Source Security Tools</text:span><text:span text:style-name="T183">. Available at: </text:span><text:a xlink:type="simple" xlink:href="https://linuxsecurity.com/features/top-6-vulnerability-scanning-tools" text:style-name="Internet_20_link" text:visited-style-name="Visited_20_Internet_20_Link"><text:span text:style-name="T183">https://linuxsecurity.com/features/top-6-vulnerability-scanning-tools</text:span></text:a><text:span text:style-name="T183"> (Accessed: 6 May 2026)</text:span></text:p>
      <text:p text:style-name="P92"/>
      <text:p text:style-name="P93">Greenbone <text:span text:style-name="T183">(n.d.) </text:span><text:span text:style-name="T184">OPENVAS by Greenbone. </text:span><text:span text:style-name="T194">Available at: </text:span><text:a xlink:type="simple" xlink:href="https://www.openvas.org/" text:style-name="Internet_20_link" text:visited-style-name="Visited_20_Internet_20_Link"><text:span text:style-name="T194">https://www.openvas.org/</text:span></text:a><text:span text:style-name="T194"> (Accessed: 6 May 2026).</text:span></text:p>
      <text:p text:style-name="P94"/>
      <text:p text:style-name="P94"/>
      <text:p text:style-name="P9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30:24.709895533</dc:date>
    <meta:editing-duration>PT14H40M12S</meta:editing-duration>
    <meta:editing-cycles>431</meta:editing-cycles>
    <meta:document-statistic meta:table-count="0" meta:image-count="0" meta:object-count="0" meta:page-count="6" meta:paragraph-count="76" meta:word-count="2181" meta:character-count="15483" meta:non-whitespace-character-count="13372"/>
  </office:meta>
</office:document-meta>
</file>